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85.41pt"/>
    </style:style>
    <style:style style:name="co3" style:family="table-column">
      <style:table-column-properties fo:break-before="auto" style:column-width="415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2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31">
      <style:table-cell-properties fo:background-color="#ff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31">
      <style:table-cell-properties fo:background-color="#ffff66"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border-bottom="none" fo:wrap-option="wrap" fo:border-left="none" fo:border-right="none" fo:border-top="0.06pt solid #000000" style:vertical-align="top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 style:vertical-align="top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3" office:value-type="string" calcext:value-type="string">
            <text:p>Day</text:p>
          </table:table-cell>
          <table:table-cell table:style-name="ce5" office:value-type="string" calcext:value-type="string">
            <text:p>Description</text:p>
          </table:table-cell>
          <table:table-cell table:style-name="ce9" table:number-columns-repeated="1021"/>
        </table:table-row>
        <table:table-row table:style-name="ro1">
          <table:table-cell/>
          <table:table-cell office:value-type="date" office:date-value="2017-03-01" calcext:value-type="date">
            <text:p>Wed 01/Mar 17</text:p>
          </table:table-cell>
          <table:table-cell office:value-type="string" calcext:value-type="string">
            <text:p>Finish Schedule</text:p>
          </table:table-cell>
          <table:table-cell table:number-columns-repeated="1021"/>
        </table:table-row>
        <table:table-row table:style-name="ro1">
          <table:table-cell/>
          <table:table-cell office:value-type="date" office:date-value="2017-03-02" calcext:value-type="date">
            <text:p>Thu 02/Mar 17</text:p>
          </table:table-cell>
          <table:table-cell office:value-type="string" calcext:value-type="string">
            <text:p>Start implementing transformer</text:p>
          </table:table-cell>
          <table:table-cell table:number-columns-repeated="1021"/>
        </table:table-row>
        <table:table-row table:style-name="ro1">
          <table:table-cell/>
          <table:table-cell office:value-type="date" office:date-value="2017-03-03" calcext:value-type="date">
            <text:p>Fri 03/Mar 17</text:p>
          </table:table-cell>
          <table:table-cell office:value-type="string" calcext:value-type="string">
            <text:p>Start Monitoring service for 30K videos</text:p>
          </table:table-cell>
          <table:table-cell table:number-columns-repeated="1021"/>
        </table:table-row>
        <table:table-row table:style-name="ro1">
          <table:table-cell/>
          <table:table-cell office:value-type="date" office:date-value="2017-03-04" calcext:value-type="date">
            <text:p>Sat 04/Ma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3-05" calcext:value-type="date">
            <text:p>Sun 05/Mar 17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06" calcext:value-type="date">
            <text:p>Mon 06/Mar 17</text:p>
          </table:table-cell>
          <table:table-cell table:style-name="ce7"/>
          <table:table-cell table:style-name="ce10" table:number-columns-repeated="1020"/>
          <table:table-cell table:style-name="ce12"/>
        </table:table-row>
        <table:table-row table:style-name="ro1">
          <table:table-cell/>
          <table:table-cell office:value-type="date" office:date-value="2017-03-07" calcext:value-type="date">
            <text:p>Tue 07/Mar 17</text:p>
          </table:table-cell>
          <table:table-cell table:number-columns-repeated="1021"/>
          <table:table-cell table:style-name="ce13"/>
        </table:table-row>
        <table:table-row table:style-name="ro1">
          <table:table-cell/>
          <table:table-cell office:value-type="date" office:date-value="2017-03-08" calcext:value-type="date">
            <text:p>Wed 08/Mar 17</text:p>
          </table:table-cell>
          <table:table-cell table:number-columns-repeated="1021"/>
          <table:table-cell table:style-name="ce13"/>
        </table:table-row>
        <table:table-row table:style-name="ro1">
          <table:table-cell/>
          <table:table-cell office:value-type="date" office:date-value="2017-03-09" calcext:value-type="date">
            <text:p>Thu 09/Mar 17</text:p>
          </table:table-cell>
          <table:table-cell table:number-columns-repeated="1021"/>
          <table:table-cell table:style-name="ce13"/>
        </table:table-row>
        <table:table-row table:style-name="ro1">
          <table:table-cell/>
          <table:table-cell office:value-type="date" office:date-value="2017-03-10" calcext:value-type="date">
            <text:p>Fri 10/Mar 17</text:p>
          </table:table-cell>
          <table:table-cell table:number-columns-repeated="1021"/>
          <table:table-cell table:style-name="ce13"/>
        </table:table-row>
        <table:table-row table:style-name="ro1">
          <table:table-cell/>
          <table:table-cell office:value-type="date" office:date-value="2017-03-11" calcext:value-type="date">
            <text:p>Sat 11/Mar 17</text:p>
          </table:table-cell>
          <table:table-cell table:number-columns-repeated="1021"/>
          <table:table-cell table:style-name="ce13"/>
        </table:table-row>
        <table:table-row table:style-name="ro1">
          <table:table-cell/>
          <table:table-cell office:value-type="date" office:date-value="2017-03-12" calcext:value-type="date">
            <text:p>Sun 12/Mar 17</text:p>
          </table:table-cell>
          <table:table-cell table:style-name="ce8"/>
          <table:table-cell table:style-name="ce11" table:number-columns-repeated="1020"/>
          <table:table-cell table:style-name="ce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13" calcext:value-type="date">
            <text:p>Mon 13/Mar 17</text:p>
          </table:table-cell>
          <table:table-cell table:style-name="ce7" office:value-type="string" calcext:value-type="string">
            <text:p>Start writing thesis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/>
          <table:table-cell office:value-type="date" office:date-value="2017-03-14" calcext:value-type="date">
            <text:p>Tue 14/Mar 17</text:p>
          </table:table-cell>
          <table:table-cell table:number-columns-repeated="1021"/>
          <table:table-cell table:style-name="ce13"/>
        </table:table-row>
        <table:table-row table:style-name="ro1">
          <table:table-cell/>
          <table:table-cell office:value-type="date" office:date-value="2017-03-15" calcext:value-type="date">
            <text:p>Wed 15/Mar 17</text:p>
          </table:table-cell>
          <table:table-cell table:number-columns-repeated="1021"/>
          <table:table-cell table:style-name="ce13"/>
        </table:table-row>
        <table:table-row table:style-name="ro1">
          <table:table-cell/>
          <table:table-cell office:value-type="date" office:date-value="2017-03-16" calcext:value-type="date">
            <text:p>Thu 16/Mar 17</text:p>
          </table:table-cell>
          <table:table-cell table:number-columns-repeated="1021"/>
          <table:table-cell table:style-name="ce13"/>
        </table:table-row>
        <table:table-row table:style-name="ro1">
          <table:table-cell/>
          <table:table-cell office:value-type="date" office:date-value="2017-03-17" calcext:value-type="date">
            <text:p>Fri 17/Mar 17</text:p>
          </table:table-cell>
          <table:table-cell table:number-columns-repeated="1021"/>
          <table:table-cell table:style-name="ce13"/>
        </table:table-row>
        <table:table-row table:style-name="ro1">
          <table:table-cell/>
          <table:table-cell office:value-type="date" office:date-value="2017-03-18" calcext:value-type="date">
            <text:p>Sat 18/Mar 17</text:p>
          </table:table-cell>
          <table:table-cell table:number-columns-repeated="1021"/>
          <table:table-cell table:style-name="ce13"/>
        </table:table-row>
        <table:table-row table:style-name="ro1">
          <table:table-cell/>
          <table:table-cell office:value-type="date" office:date-value="2017-03-19" calcext:value-type="date">
            <text:p>Sun 19/Mar 17</text:p>
          </table:table-cell>
          <table:table-cell table:style-name="ce8"/>
          <table:table-cell table:style-name="ce11" table:number-columns-repeated="1020"/>
          <table:table-cell table:style-name="ce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20" calcext:value-type="date">
            <text:p>Mon 20/Ma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3-21" calcext:value-type="date">
            <text:p>Tue 21/Ma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3-22" calcext:value-type="date">
            <text:p>Wed 22/Ma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3-23" calcext:value-type="date">
            <text:p>Thu 23/Ma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3-24" calcext:value-type="date">
            <text:p>Fri 24/Ma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3-25" calcext:value-type="date">
            <text:p>Sat 25/Ma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3-26" calcext:value-type="date">
            <text:p>Sun 26/Mar 17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27" calcext:value-type="date">
            <text:p>Mon 27/Ma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3-28" calcext:value-type="date">
            <text:p>Tue 28/Ma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3-29" calcext:value-type="date">
            <text:p>Wed 29/Ma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3-30" calcext:value-type="date">
            <text:p>Thu 30/Ma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3-31" calcext:value-type="date">
            <text:p>Fri 31/Ma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01" calcext:value-type="date">
            <text:p>Sat 01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02" calcext:value-type="date">
            <text:p>Sun 02/Apr 17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4-03" calcext:value-type="date">
            <text:p>Mon 03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04" calcext:value-type="date">
            <text:p>Tue 04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05" calcext:value-type="date">
            <text:p>Wed 05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06" calcext:value-type="date">
            <text:p>Thu 06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07" calcext:value-type="date">
            <text:p>Fri 07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08" calcext:value-type="date">
            <text:p>Sat 08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09" calcext:value-type="date">
            <text:p>Sun 09/Apr 17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7-04-10" calcext:value-type="date">
            <text:p>Mon 10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11" calcext:value-type="date">
            <text:p>Tue 11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12" calcext:value-type="date">
            <text:p>Wed 12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13" calcext:value-type="date">
            <text:p>Thu 13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14" calcext:value-type="date">
            <text:p>Fri 14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15" calcext:value-type="date">
            <text:p>Sat 15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16" calcext:value-type="date">
            <text:p>Sun 16/Apr 17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7-04-17" calcext:value-type="date">
            <text:p>Mon 17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18" calcext:value-type="date">
            <text:p>Tue 18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19" calcext:value-type="date">
            <text:p>Wed 19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20" calcext:value-type="date">
            <text:p>Thu 20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21" calcext:value-type="date">
            <text:p>Fri 21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22" calcext:value-type="date">
            <text:p>Sat 22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23" calcext:value-type="date">
            <text:p>Sun 23/Apr 17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7-04-24" calcext:value-type="date">
            <text:p>Mon 24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25" calcext:value-type="date">
            <text:p>Tue 25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26" calcext:value-type="date">
            <text:p>Wed 26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27" calcext:value-type="date">
            <text:p>Thu 27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28" calcext:value-type="date">
            <text:p>Fri 28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29" calcext:value-type="date">
            <text:p>Sat 29/Apr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4-30" calcext:value-type="date">
            <text:p>Sun 30/Apr 17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7-05-01" calcext:value-type="date">
            <text:p>Mon 01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02" calcext:value-type="date">
            <text:p>Tue 02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03" calcext:value-type="date">
            <text:p>Wed 03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04" calcext:value-type="date">
            <text:p>Thu 04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05" calcext:value-type="date">
            <text:p>Fri 05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06" calcext:value-type="date">
            <text:p>Sat 06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07" calcext:value-type="date">
            <text:p>Sun 07/May 17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05-08" calcext:value-type="date">
            <text:p>Mon 08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09" calcext:value-type="date">
            <text:p>Tue 09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10" calcext:value-type="date">
            <text:p>Wed 10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11" calcext:value-type="date">
            <text:p>Thu 11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12" calcext:value-type="date">
            <text:p>Fri 12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13" calcext:value-type="date">
            <text:p>Sat 13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14" calcext:value-type="date">
            <text:p>Sun 14/May 17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05-15" calcext:value-type="date">
            <text:p>Mon 15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16" calcext:value-type="date">
            <text:p>Tue 16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17" calcext:value-type="date">
            <text:p>Wed 17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18" calcext:value-type="date">
            <text:p>Thu 18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19" calcext:value-type="date">
            <text:p>Fri 19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20" calcext:value-type="date">
            <text:p>Sat 20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21" calcext:value-type="date">
            <text:p>Sun 21/May 17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7-05-22" calcext:value-type="date">
            <text:p>Mon 22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23" calcext:value-type="date">
            <text:p>Tue 23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24" calcext:value-type="date">
            <text:p>Wed 24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25" calcext:value-type="date">
            <text:p>Thu 25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26" calcext:value-type="date">
            <text:p>Fri 26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27" calcext:value-type="date">
            <text:p>Sat 27/May 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5-28" calcext:value-type="date">
            <text:p>Sun 28/May 17</text:p>
          </table:table-cell>
          <table:table-cell table:number-columns-repeated="102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2:56:38.202271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2:55:14.626487694</meta:creation-date>
    <dc:date>2017-02-28T13:04:33.117876126</dc:date>
    <meta:editing-duration>PT8M21S</meta:editing-duration>
    <meta:editing-cycles>5</meta:editing-cycles>
    <meta:generator>LibreOffice/5.1.6.2.0$Linux_X86_64 LibreOffice_project/10m0$Build-2</meta:generator>
    <meta:document-statistic meta:table-count="1" meta:cell-count="108" meta:object-count="0"/>
  </office:meta>
</office:document-meta>
</file>